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a2c" officeooo:paragraph-rsid="000e3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dsdsdsds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3T00:14:41.910590248</meta:creation-date>
    <dc:date>2025-05-23T00:15:55.785605162</dc:date>
    <meta:editing-duration>PT1M14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25.2.3.2$Linux_X86_64 LibreOffice_project/520$Build-2</meta:generator>
  </office:meta>
</office:document-meta>
</file>